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text-underline-style="none" officeooo:rsid="0017496f" officeooo:paragraph-rsid="0006807f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style:text-underline-style="none" officeooo:rsid="0017496f" officeooo:paragraph-rsid="000b5d02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style:text-underline-style="none" officeooo:rsid="0006807f" officeooo:paragraph-rsid="0006807f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style:text-underline-style="none" officeooo:rsid="0006807f" officeooo:paragraph-rsid="00081ddb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style:text-underline-style="none" officeooo:rsid="000845f7" officeooo:paragraph-rsid="000845f7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style:text-underline-style="none" officeooo:rsid="000893cb" officeooo:paragraph-rsid="000893cb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style:text-underline-style="none" officeooo:rsid="00094e3d" officeooo:paragraph-rsid="00094e3d" style:language-asian="zxx" style:country-asian="none" style:language-complex="zxx" style:country-complex="none"/>
    </style:style>
    <style:style style:name="P9" style:family="paragraph" style:parent-style-name="Standard">
      <style:text-properties fo:language="fr" fo:country="FR" style:text-underline-style="none" officeooo:rsid="00094e3d" officeooo:paragraph-rsid="000b5d02" style:language-asian="zxx" style:country-asian="none" style:language-complex="zxx" style:country-complex="none"/>
    </style:style>
    <style:style style:name="P10" style:family="paragraph" style:parent-style-name="Standard">
      <style:text-properties fo:language="fr" fo:country="FR" style:text-underline-style="solid" style:text-underline-width="auto" style:text-underline-color="font-color" officeooo:rsid="0017496f" officeooo:paragraph-rsid="0006807f"/>
    </style:style>
    <style:style style:name="P11" style:family="paragraph" style:parent-style-name="Standard">
      <style:text-properties fo:language="fr" fo:country="FR" style:text-underline-style="solid" style:text-underline-width="auto" style:text-underline-color="font-color" fo:font-weight="bold" officeooo:rsid="00081ddb" officeooo:paragraph-rsid="00081ddb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fr" fo:country="FR" style:text-underline-style="solid" style:text-underline-width="auto" style:text-underline-color="font-color" fo:font-weight="bold" officeooo:rsid="000845f7" officeooo:paragraph-rsid="000845f7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0893cb" officeooo:paragraph-rsid="000893cb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94e3d" officeooo:paragraph-rsid="00094e3d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17496f" officeooo:paragraph-rsid="0006807f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0960ad" officeooo:paragraph-rsid="000960a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text-properties fo:font-size="16pt" fo:language="fr" fo:country="FR" style:text-underline-style="solid" style:text-underline-width="auto" style:text-underline-color="font-color" fo:font-weight="bold" officeooo:rsid="000b5d02" officeooo:paragraph-rsid="000b5d0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Standard">
      <style:text-properties fo:font-size="16pt" fo:language="fr" fo:country="FR" style:text-underline-style="none" fo:font-weight="bold" officeooo:rsid="000b5d02" officeooo:paragraph-rsid="000b5d0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Standard">
      <style:text-properties fo:font-size="16pt" fo:language="fr" fo:country="FR" style:text-underline-style="none" fo:font-weight="normal" officeooo:rsid="000b5d02" officeooo:paragraph-rsid="000b5d0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0" style:family="paragraph" style:parent-style-name="Standard">
      <style:text-properties officeooo:rsid="000c4da4" officeooo:paragraph-rsid="000c4da4"/>
    </style:style>
    <style:style style:name="P21" style:family="paragraph" style:parent-style-name="Standard">
      <style:text-properties officeooo:rsid="000cba8e" officeooo:paragraph-rsid="000cba8e"/>
    </style:style>
    <style:style style:name="T1" style:family="text">
      <style:text-properties officeooo:rsid="0006807f"/>
    </style:style>
    <style:style style:name="T2" style:family="text">
      <style:text-properties officeooo:rsid="00081ddb"/>
    </style:style>
    <style:style style:name="T3" style:family="text">
      <style:text-properties officeooo:rsid="000845f7"/>
    </style:style>
    <style:style style:name="T4" style:family="text">
      <style:text-properties officeooo:rsid="000893cb"/>
    </style:style>
    <style:style style:name="T5" style:family="text">
      <style:text-properties officeooo:rsid="00094e3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960a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b5d02" style:font-weight-asian="bold" style:font-weight-complex="bold"/>
    </style:style>
    <style:style style:name="T9" style:family="text">
      <style:text-properties officeooo:rsid="000960ad"/>
    </style:style>
    <style:style style:name="T10" style:family="text">
      <style:text-properties fo:font-weight="normal" officeooo:rsid="000960ad" style:font-weight-asian="normal" style:font-weight-complex="normal"/>
    </style:style>
    <style:style style:name="T11" style:family="text">
      <style:text-properties fo:font-weight="normal" officeooo:rsid="000b5d02" style:font-weight-asian="normal" style:font-weight-complex="normal"/>
    </style:style>
    <style:style style:name="T12" style:family="text">
      <style:text-properties fo:font-weight="normal" officeooo:rsid="000c4da4" style:font-weight-asian="normal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0c4da4" style:font-size-asian="10.5pt" style:font-size-complex="12pt"/>
    </style:style>
    <style:style style:name="T15" style:family="text">
      <style:text-properties officeooo:rsid="000c4d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>APP : https://dismoitout.herokuapp.com/</text:p>
      <text:p text:style-name="P20">GitHub : <text:a xlink:type="simple" xlink:href="https://github.com/pierremunier1/projet_7" text:style-name="Internet_20_link" text:visited-style-name="Visited_20_Internet_20_Link">https://github.com/pierremunier1/projet_7</text:a></text:p>
      <text:p text:style-name="P21">trello : https://trello.com/b/tfKzIAfB/projet7</text:p>
      <text:p text:style-name="P20"/>
      <text:p text:style-name="P1"/>
      <text:p text:style-name="P1"/>
      <text:p text:style-name="P15">Méthodologie : </text:p>
      <text:p text:style-name="P10"/>
      <text:p text:style-name="P10"/>
      <text:p text:style-name="P3">J’ai utilisé une méthodologie projet de type Agile, en me fixant des objectifs à court terme me pemettant de coder différents modules et en fonction des imprévus redéfinir assez facilement mes prochains objectifs. </text:p>
      <text:p text:style-name="P3"/>
      <text:p text:style-name="P3"><text:span text:style-name="T1">La méthodologie TDD m’a également apporté une nouvelle vision du développement, un temps d’adaptation &amp; d’apprentissage à été nécessaire pour mocker les APIs mais cela commence à devenir un automatisme de tester mon code régulièrement.</text:span></text:p>
      <text:p text:style-name="P2"/>
      <text:p text:style-name="P2"/>
      <text:p text:style-name="P16">Mise en place :</text:p>
      <text:p text:style-name="P4"/>
      <text:p text:style-name="P5">Mise en place de l’environnement, <text:s/>apprentissage de la partie Flasq &amp; Ajax / Java.</text:p>
      <text:p text:style-name="P5"/>
      <text:p text:style-name="P5"><text:span text:style-name="T2">Une</text:span> fois la partie <text:span text:style-name="T2">communication</text:span> des données entre le front et le back <text:span text:style-name="T2">assimilée et la récupération des données du Front fonctionnelle, j’ai commencé à construire mes fonctions dans le back-end :</text:span></text:p>
      <text:p text:style-name="P5"/>
      <text:p text:style-name="P11">1.Parser </text:p>
      <text:p text:style-name="P4"/>
      <text:p text:style-name="P4"><text:tab/><text:span text:style-name="T3">Analyse des données insérer dans l’user input, puis application des différentes méthodes de traitement dans la fonction, permettant ainsi d’obtenir un lieu.</text:span></text:p>
      <text:p text:style-name="P4"/>
      <text:p text:style-name="P12">2. Gooogle Géocoding</text:p>
      <text:p text:style-name="P6"/>
      <text:p text:style-name="P6"><text:tab/>Mis en place <text:span text:style-name="T4">de la fonction permettant de requeter l’API avec et ainsi obtenir les coordonnées GPS en fonction du lieu fourni dans la fonction Parser.</text:span></text:p>
      <text:p text:style-name="P6"/>
      <text:p text:style-name="P13">3. MediaWiki</text:p>
      <text:p text:style-name="P7"/>
      <text:p text:style-name="P7"><text:tab/><text:span text:style-name="T5">Une fois les coordonnées GPS obtenues via l’API google, developpement de la méthode permettant d’obtenir des articles liés à une position GPS. Création de la méthode en deux temps, obtention des « pagesid » rescensant les articles, puis extraction des données voulues (articles &amp; url).</text:span></text:p>
      <text:p text:style-name="P7"/>
      <text:p text:style-name="P14">4. Réponse Aléatoire GrandPy</text:p>
      <text:p text:style-name="P8"><text:tab/></text:p>
      <text:p text:style-name="P8"><text:tab/>Création d’une méthod permettant le retour de réponse al<text:span text:style-name="T15">è</text:span>atoire présente dans une liste grâce au module random et la fonction « choice ».</text:p>
      <text:p text:style-name="P8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5. Renvoi de la réponse globale au Front</text:p>
      <text:p text:style-name="P8"/>
      <text:p text:style-name="P8"><text:tab/>Lorsque l’ensemble des modules de traitement de la donnée ont été finalisés je me suis attaqué à finaliser la partie Javascript permettant de renvoyer la réponse sur le Front.</text:p>
      <text:p text:style-name="P8"/>
      <text:p text:style-name="P8"><text:tab/><text:span text:style-name="T6">Traitement des données reçues en JSON :</text:span></text:p>
      <text:p text:style-name="P8"/>
      <text:p text:style-name="P8">- Renvoi de la réponse aléatoire de Grandpy avec l’adresse et l’article WikiPedia</text:p>
      <text:p text:style-name="P8">- <text:span text:style-name="T9">Traitement des coordonnées GPS par l’API map JS et renvoi sur le front.</text:span></text:p>
      <text:p text:style-name="P8"/>
      <text:p text:style-name="P8"/>
      <text:p text:style-name="P8"/>
      <text:p text:style-name="P9"><text:span text:style-name="T7">6. Affichage des éléments </text:span><text:span text:style-name="T8">&amp; mise en forme</text:span></text:p>
      <text:p text:style-name="P9"><text:span text:style-name="T7"/></text:p>
      <text:p text:style-name="P9"><text:span text:style-name="T10"><text:tab/></text:span><text:span text:style-name="T11">Lorsque que l’ensemble fut fonctionnel, j’ai pu mettre en forme l’ensemble sur la page html en utilisant les propriétés CSS afin d’organiser la mise en forme.</text:span></text:p>
      <text:p text:style-name="P9"><text:span text:style-name="T11">Afin de rendre l’interface responsive, j’ai ajout</text:span><text:span text:style-name="T12">é </text:span><text:span text:style-name="T11">des « média query » afin de rendre compatible le site avec des devices disposant d’écran de </text:span><text:span text:style-name="T12">différentes tailles</text:span><text:span text:style-name="T11">.</text:span><text:tab/></text:p>
      <text:p text:style-name="P9"/>
      <text:p text:style-name="P9"/>
      <text:p text:style-name="P17">Conclusion :</text:p>
      <text:p text:style-name="P17"/>
      <text:p text:style-name="P19"><text:tab/><text:span text:style-name="T13">Le projet couvrant plusieurs technologies dont certaines que je ne maitrisais pas au départ ainsi qu’une methodologie de test lors de l’écriture du code </text:span><text:span text:style-name="T14">a </text:span><text:span text:style-name="T13">nécessité un petit temps d’adaptation </text:span><text:span text:style-name="T14">mais cela m’a permis de faire progresser mes compétences dans le front-end ;</text:span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6:46:29.439828283</meta:creation-date>
    <dc:date>2020-05-22T15:51:03.692577749</dc:date>
    <meta:editing-duration>PT10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431" meta:character-count="2750" meta:non-whitespace-character-count="2331"/>
  </office:meta>
</office:document-meta>
</file>